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96.15pt"/>
    </style:style>
    <style:style style:name="co7" style:family="table-column">
      <style:table-column-properties fo:break-before="auto" style:column-width="127.76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1.56pt" svg:y="19.53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2pt" svg:height="288pt" svg:x="995.5pt" svg:y="654.21pt">
            <draw:object draw:notify-on-update-of-ranges="Sheet1.I18:Sheet1.I23 Sheet1.J17:Sheet1.J17 Sheet1.J18:Sheet1.J23 Sheet1.I17:Sheet1.I23 Sheet1.L17:Sheet1.L17 Sheet1.L17:Sheet1.L23 Sheet1.I18:Sheet1.I23 Sheet1.K17:Sheet1.K17 Sheet1.K18:Sheet1.K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69pt" svg:height="255.03pt" svg:x="1465.74pt" svg:y="674.45pt">
            <draw:object draw:notify-on-update-of-ranges="Sheet1.I27:Sheet1.I32 Sheet1.K26:Sheet1.K26 Sheet1.K27:Sheet1.K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328" calcext:value-type="float">
            <text:p>10328</text:p>
          </table:table-cell>
          <table:table-cell table:style-name="Default" office:value-type="float" office:value="4.55343110943" calcext:value-type="float">
            <text:p>4.55343110943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3" office:value-type="float" office:value="0.4603638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78652" calcext:value-type="float">
            <text:p>6.48E-01</text:p>
          </table:table-cell>
          <table:table-cell table:style-name="ce6" table:formula="of:=([.G8]-[.F8])*1000" office:value-type="float" office:value="139.6362" calcext:value-type="float">
            <text:p>139.6362</text:p>
          </table:table-cell>
          <table:table-cell table:style-name="ce5" table:formula="of:=([.H8]-[.F8])*1000" office:value-type="float" office:value="187.5014" calcext:value-type="float">
            <text:p>1.88E+02</text:p>
          </table:table-cell>
          <table:table-cell table:formula="of:=([.F8]-[.F9])*100/[.F8]" office:value-type="float" office:value="-0.165651599886873" calcext:value-type="float">
            <text:p>-0.1656515998868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4985634076515" calcext:value-type="float">
            <text:p>-0.214985634076515</text:p>
          </table:table-cell>
          <table:table-cell table:formula="of:=[.I8]-[.M8]" office:value-type="float" office:value="139.851185634077" calcext:value-type="float">
            <text:p>139.851185634077</text:p>
          </table:table-cell>
          <table:table-cell table:formula="of:=[.M8]/[.I8]" office:value-type="float" office:value="-0.00153961246493757" calcext:value-type="float">
            <text:p>-0.00153961246493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5275" calcext:value-type="float">
            <text:p>25275</text:p>
          </table:table-cell>
          <table:table-cell table:style-name="Default" office:value-type="float" office:value="4.84322177847" calcext:value-type="float">
            <text:p>4.84322177847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3" office:value-type="float" office:value="0.4611264" calcext:value-type="float">
            <text:p>4.6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39689" calcext:value-type="float">
            <text:p>6.44E-01</text:p>
          </table:table-cell>
          <table:table-cell table:style-name="ce6" table:formula="of:=([.G9]-[.F9])*1000" office:value-type="float" office:value="138.8736" calcext:value-type="float">
            <text:p>138.8736</text:p>
          </table:table-cell>
          <table:table-cell table:style-name="ce5" table:formula="of:=([.H9]-[.F9])*1000" office:value-type="float" office:value="182.8425" calcext:value-type="float">
            <text:p>1.83E+02</text:p>
          </table:table-cell>
          <table:table-cell table:formula="of:=([.F9]-[.F10])*100/[.F9]" office:value-type="float" office:value="-0.96719684667804" calcext:value-type="float">
            <text:p>-0.9671968466780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2303580264" calcext:value-type="float">
            <text:p>-0.100122303580264</text:p>
          </table:table-cell>
          <table:table-cell table:formula="of:=[.I9]-[.M9]" office:value-type="float" office:value="138.97372230358" calcext:value-type="float">
            <text:p>138.9737223035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44380" calcext:value-type="float">
            <text:p>44380</text:p>
          </table:table-cell>
          <table:table-cell table:style-name="Default" office:value-type="float" office:value="4.96062138575" calcext:value-type="float">
            <text:p>4.96062138575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3" office:value-type="float" office:value="0.465586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70674" calcext:value-type="float">
            <text:p>6.47E-01</text:p>
          </table:table-cell>
          <table:table-cell table:style-name="ce6" table:formula="of:=([.G10]-[.F10])*1000" office:value-type="float" office:value="134.4136" calcext:value-type="float">
            <text:p>134.4136</text:p>
          </table:table-cell>
          <table:table-cell table:style-name="ce5" table:formula="of:=([.H10]-[.F10])*1000" office:value-type="float" office:value="181.481" calcext:value-type="float">
            <text:p>1.81E+02</text:p>
          </table:table-cell>
          <table:table-cell table:formula="of:=([.F10]-[.F11])*100/[.F10]" office:value-type="float" office:value="-1.6498978492499" calcext:value-type="float">
            <text:p>-1.6498978492499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5268216812" calcext:value-type="float">
            <text:p>-0.100125268216812</text:p>
          </table:table-cell>
          <table:table-cell table:formula="of:=[.I10]-[.M10]" office:value-type="float" office:value="134.513725268217" calcext:value-type="float">
            <text:p>134.513725268217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66785" calcext:value-type="float">
            <text:p>66785</text:p>
          </table:table-cell>
          <table:table-cell table:style-name="Default" office:value-type="float" office:value="4.97423296434" calcext:value-type="float">
            <text:p>4.97423296434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3" office:value-type="float" office:value="0.4732681" calcext:value-type="float">
            <text:p>4.73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500496" calcext:value-type="float">
            <text:p>6.50E-01</text:p>
          </table:table-cell>
          <table:table-cell table:style-name="ce6" table:formula="of:=([.G11]-[.F11])*1000" office:value-type="float" office:value="126.7319" calcext:value-type="float">
            <text:p>126.7319</text:p>
          </table:table-cell>
          <table:table-cell table:style-name="ce5" table:formula="of:=([.H11]-[.F11])*1000" office:value-type="float" office:value="176.7815" calcext:value-type="float">
            <text:p>1.77E+02</text:p>
          </table:table-cell>
          <table:table-cell table:formula="of:=([.F11]-[.F12])*100/[.F11]" office:value-type="float" office:value="-2.50967686180412" calcext:value-type="float">
            <text:p>-2.50967686180412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5611943544" calcext:value-type="float">
            <text:p>-0.100125611943544</text:p>
          </table:table-cell>
          <table:table-cell table:formula="of:=[.I11]-[.M11]" office:value-type="float" office:value="126.832025611944" calcext:value-type="float">
            <text:p>126.8320256119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124366" calcext:value-type="float">
            <text:p>124366</text:p>
          </table:table-cell>
          <table:table-cell table:style-name="Default" office:value-type="float" office:value="5.01183082416" calcext:value-type="float">
            <text:p>5.01183082416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3" office:value-type="float" office:value="0.4851456" calcext:value-type="float">
            <text:p>4.8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548974" calcext:value-type="float">
            <text:p>6.55E-01</text:p>
          </table:table-cell>
          <table:table-cell table:style-name="ce6" table:formula="of:=([.G12]-[.F12])*1000" office:value-type="float" office:value="114.8544" calcext:value-type="float">
            <text:p>114.8544</text:p>
          </table:table-cell>
          <table:table-cell table:style-name="ce5" table:formula="of:=([.H12]-[.F12])*1000" office:value-type="float" office:value="169.7518" calcext:value-type="float">
            <text:p>1.70E+02</text:p>
          </table:table-cell>
          <table:table-cell table:formula="of:=([.F12]-[.F13])*100/[.F12]" office:value-type="float" office:value="-0.159209936151128" calcext:value-type="float">
            <text:p>-0.15920993615112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6561384448" calcext:value-type="float">
            <text:p>-0.100126561384448</text:p>
          </table:table-cell>
          <table:table-cell table:formula="of:=[.I12]-[.M12]" office:value-type="float" office:value="114.954526561384" calcext:value-type="float">
            <text:p>114.954526561384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96676" calcext:value-type="float">
            <text:p>196676</text:p>
          </table:table-cell>
          <table:table-cell table:style-name="Default" office:value-type="float" office:value="5.04379032845" calcext:value-type="float">
            <text:p>5.04379032845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Default" office:value-type="float" office:value="0.485918" calcext:value-type="float">
            <text:p>0.485918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3" office:value-type="float" office:value="0.6490987" calcext:value-type="float">
            <text:p>6.49E-01</text:p>
          </table:table-cell>
          <table:table-cell table:style-name="ce6" table:formula="of:=([.G13]-[.F13])*1000" office:value-type="float" office:value="114.082" calcext:value-type="float">
            <text:p>114.082</text:p>
          </table:table-cell>
          <table:table-cell table:style-name="ce5" table:formula="of:=([.H13]-[.F13])*1000" office:value-type="float" office:value="163.1807" calcext:value-type="float">
            <text:p>1.63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7368442638" calcext:value-type="float">
            <text:p>-0.100127368442638</text:p>
          </table:table-cell>
          <table:table-cell table:formula="of:=[.I13]-[.M13]" office:value-type="float" office:value="114.182127368443" calcext:value-type="float">
            <text:p>114.18212736844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0.546133452500134" calcext:value-type="float">
            <text:p>0.546133452500134</text:p>
          </table:table-cell>
          <table:table-cell table:formula="of:=-([.F8]-[.F9])/[.F8]*100" office:value-type="float" office:value="0.165651599886873" calcext:value-type="float">
            <text:p>0.165651599886873</text:p>
          </table:table-cell>
          <table:table-cell/>
          <table:table-cell table:style-name="ce5" table:formula="of:=[.F8]*1000" office:value-type="float" office:value="460.3638" calcext:value-type="float">
            <text:p>4.60E+02</text:p>
          </table:table-cell>
          <table:table-cell/>
          <table:table-cell table:formula="of:=[.B8]" office:value-type="float" office:value="10328" calcext:value-type="float">
            <text:p>10328</text:p>
          </table:table-cell>
          <table:table-cell office:value-type="float" office:value="4.75325374962" calcext:value-type="float">
            <text:p>4.75325374962</text:p>
          </table:table-cell>
          <table:table-cell office:value-type="float" office:value="-0.199822640185" calcext:value-type="float">
            <text:p>-0.199822640185</text:p>
          </table:table-cell>
          <table:table-cell table:formula="of:=[.C8]" office:value-type="float" office:value="4.55343110943" calcext:value-type="float">
            <text:p>4.553431109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19401415965202" calcext:value-type="float">
            <text:p>3.19401415965202</text:p>
          </table:table-cell>
          <table:table-cell table:formula="of:=-([.F9]-[.F10])/[.F9]*100" office:value-type="float" office:value="0.96719684667804" calcext:value-type="float">
            <text:p>0.96719684667804</text:p>
          </table:table-cell>
          <table:table-cell/>
          <table:table-cell table:style-name="ce5" table:formula="of:=[.F9]*1000" office:value-type="float" office:value="461.1264" calcext:value-type="float">
            <text:p>4.61E+02</text:p>
          </table:table-cell>
          <table:table-cell/>
          <table:table-cell table:formula="of:=[.B9]" office:value-type="float" office:value="25275" calcext:value-type="float">
            <text:p>25275</text:p>
          </table:table-cell>
          <table:table-cell office:value-type="float" office:value="5.03488321007" calcext:value-type="float">
            <text:p>5.03488321007</text:p>
          </table:table-cell>
          <table:table-cell office:value-type="float" office:value="-0.191661431595" calcext:value-type="float">
            <text:p>-0.191661431595</text:p>
          </table:table-cell>
          <table:table-cell table:formula="of:=[.C9]" office:value-type="float" office:value="4.84322177847" calcext:value-type="float">
            <text:p>4.843221778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50122389466342" calcext:value-type="float">
            <text:p>5.50122389466342</text:p>
          </table:table-cell>
          <table:table-cell table:formula="of:=-([.F10]-[.F11])/[.F10]*100" office:value-type="float" office:value="1.6498978492499" calcext:value-type="float">
            <text:p>1.6498978492499</text:p>
          </table:table-cell>
          <table:table-cell/>
          <table:table-cell table:style-name="ce5" table:formula="of:=[.F10]*1000" office:value-type="float" office:value="465.5864" calcext:value-type="float">
            <text:p>4.66E+02</text:p>
          </table:table-cell>
          <table:table-cell/>
          <table:table-cell table:formula="of:=[.B10]" office:value-type="float" office:value="44380" calcext:value-type="float">
            <text:p>44380</text:p>
          </table:table-cell>
          <table:table-cell office:value-type="float" office:value="5.15349730019" calcext:value-type="float">
            <text:p>5.15349730019</text:p>
          </table:table-cell>
          <table:table-cell office:value-type="float" office:value="-0.192875914447" calcext:value-type="float">
            <text:p>-0.192875914447</text:p>
          </table:table-cell>
          <table:table-cell table:formula="of:=[.C10]" office:value-type="float" office:value="4.96062138575" calcext:value-type="float">
            <text:p>4.960621385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8.50603210342304" calcext:value-type="float">
            <text:p>8.50603210342304</text:p>
          </table:table-cell>
          <table:table-cell table:formula="of:=-([.F11]-[.F12])/[.F11]*100" office:value-type="float" office:value="2.50967686180412" calcext:value-type="float">
            <text:p>2.50967686180412</text:p>
          </table:table-cell>
          <table:table-cell/>
          <table:table-cell table:style-name="ce5" table:formula="of:=[.F11]*1000" office:value-type="float" office:value="473.2681" calcext:value-type="float">
            <text:p>4.73E+02</text:p>
          </table:table-cell>
          <table:table-cell/>
          <table:table-cell table:formula="of:=[.B11]" office:value-type="float" office:value="66785" calcext:value-type="float">
            <text:p>66785</text:p>
          </table:table-cell>
          <table:table-cell office:value-type="float" office:value="5.15550098533" calcext:value-type="float">
            <text:p>5.15550098533</text:p>
          </table:table-cell>
          <table:table-cell office:value-type="float" office:value="-0.181268020992" calcext:value-type="float">
            <text:p>-0.181268020992</text:p>
          </table:table-cell>
          <table:table-cell table:formula="of:=[.C11]" office:value-type="float" office:value="4.97423296434" calcext:value-type="float">
            <text:p>4.9742329643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553151689891307" calcext:value-type="float">
            <text:p>0.553151689891307</text:p>
          </table:table-cell>
          <table:table-cell table:formula="of:=-([.F12]-[.F13])/[.F12]*100" office:value-type="float" office:value="0.159209936151128" calcext:value-type="float">
            <text:p>0.159209936151128</text:p>
          </table:table-cell>
          <table:table-cell/>
          <table:table-cell table:style-name="ce5" table:formula="of:=[.F12]*1000" office:value-type="float" office:value="485.1456" calcext:value-type="float">
            <text:p>4.85E+02</text:p>
          </table:table-cell>
          <table:table-cell/>
          <table:table-cell table:formula="of:=[.B12]" office:value-type="float" office:value="124366" calcext:value-type="float">
            <text:p>124366</text:p>
          </table:table-cell>
          <table:table-cell office:value-type="float" office:value="5.18765542502" calcext:value-type="float">
            <text:p>5.18765542502</text:p>
          </table:table-cell>
          <table:table-cell office:value-type="float" office:value="-0.175824600862" calcext:value-type="float">
            <text:p>-0.175824600862</text:p>
          </table:table-cell>
          <table:table-cell table:formula="of:=[.C12]" office:value-type="float" office:value="5.01183082416" calcext:value-type="float">
            <text:p>5.011830824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1.6994446998701" calcext:value-type="float">
            <text:p>81.6994446998701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5.918" calcext:value-type="float">
            <text:p>4.86E+02</text:p>
          </table:table-cell>
          <table:table-cell/>
          <table:table-cell table:formula="of:=[.B13]" office:value-type="float" office:value="196676" calcext:value-type="float">
            <text:p>196676</text:p>
          </table:table-cell>
          <table:table-cell office:value-type="float" office:value="5.21166908196" calcext:value-type="float">
            <text:p>5.21166908196</text:p>
          </table:table-cell>
          <table:table-cell office:value-type="float" office:value="-0.167878753512" calcext:value-type="float">
            <text:p>-0.167878753512</text:p>
          </table:table-cell>
          <table:table-cell table:formula="of:=[.C13]" office:value-type="float" office:value="5.04379032845" calcext:value-type="float">
            <text:p>5.0437903284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 office:value-type="string" calcext:value-type="string">
            <text:p>cells</text:p>
          </table:table-cell>
          <table:table-cell table:style-name="Default" office:value-type="string" calcext:value-type="string">
            <text:p>pT drop useful</text:p>
          </table:table-cell>
          <table:table-cell table:style-name="Default" office:value-type="string" calcext:value-type="string">
            <text:p>pT drop losses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q</text:p>
          </table:table-cell>
          <table:table-cell table:style-name="ce3" table:formula="of:=[.I18]" office:value-type="float" office:value="10328" calcext:value-type="float">
            <text:p>1.03E+04</text:p>
          </table:table-cell>
          <table:table-cell table:style-name="Default" table:formula="of:=[.L18]/[.$H$28]" office:value-type="float" office:value="114.985634076515" calcext:value-type="float">
            <text:p>114.985634076515</text:p>
          </table:table-cell>
          <table:table-cell table:style-name="Default" table:formula="of:=[.J8]-[.J27]" office:value-type="float" office:value="72.5157659234848" calcext:value-type="float">
            <text:p>72.5157659234848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1*0.09*2*0.22" office:value-type="float" office:value="0.0396" calcext:value-type="float">
            <text:p>0.0396</text:p>
          </table:table-cell>
          <table:table-cell table:style-name="ce3" table:formula="of:=[.I19]" office:value-type="float" office:value="25275" calcext:value-type="float">
            <text:p>2.53E+04</text:p>
          </table:table-cell>
          <table:table-cell table:style-name="Default" table:formula="of:=[.L19]/[.$H$28]" office:value-type="float" office:value="122.303580264394" calcext:value-type="float">
            <text:p>122.303580264394</text:p>
          </table:table-cell>
          <table:table-cell table:style-name="Default" table:formula="of:=[.J9]-[.J28]" office:value-type="float" office:value="60.5389197356061" calcext:value-type="float">
            <text:p>60.538919735606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0]" office:value-type="float" office:value="44380" calcext:value-type="float">
            <text:p>4.44E+04</text:p>
          </table:table-cell>
          <table:table-cell table:style-name="Default" table:formula="of:=[.L20]/[.$H$28]" office:value-type="float" office:value="125.268216811869" calcext:value-type="float">
            <text:p>125.268216811869</text:p>
          </table:table-cell>
          <table:table-cell table:style-name="Default" table:formula="of:=[.J10]-[.J29]" office:value-type="float" office:value="56.2127831881313" calcext:value-type="float">
            <text:p>56.212783188131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1]" office:value-type="float" office:value="66785" calcext:value-type="float">
            <text:p>6.68E+04</text:p>
          </table:table-cell>
          <table:table-cell table:style-name="Default" table:formula="of:=[.L21]/[.$H$28]" office:value-type="float" office:value="125.611943543939" calcext:value-type="float">
            <text:p>125.611943543939</text:p>
          </table:table-cell>
          <table:table-cell table:style-name="Default" table:formula="of:=[.J11]-[.J30]" office:value-type="float" office:value="51.1695564560606" calcext:value-type="float">
            <text:p>51.169556456060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2]" office:value-type="float" office:value="124366" calcext:value-type="float">
            <text:p>1.24E+05</text:p>
          </table:table-cell>
          <table:table-cell table:style-name="Default" table:formula="of:=[.L22]/[.$H$28]" office:value-type="float" office:value="126.561384448485" calcext:value-type="float">
            <text:p>126.561384448485</text:p>
          </table:table-cell>
          <table:table-cell table:style-name="Default" table:formula="of:=[.J12]-[.J31]" office:value-type="float" office:value="43.1904155515152" calcext:value-type="float">
            <text:p>43.190415551515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table:formula="of:=[.I23]" office:value-type="float" office:value="196676" calcext:value-type="float">
            <text:p>1.97E+05</text:p>
          </table:table-cell>
          <table:table-cell table:style-name="Default" table:formula="of:=[.L23]/[.$H$28]" office:value-type="float" office:value="127.368442637626" calcext:value-type="float">
            <text:p>127.368442637626</text:p>
          </table:table-cell>
          <table:table-cell table:style-name="Default" table:formula="of:=[.J13]-[.J32]" office:value-type="float" office:value="35.8122573623737" calcext:value-type="float">
            <text:p>35.8122573623737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1:21:56.512911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7-06T11:24:43.570413105</dc:date>
    <meta:editing-duration>PT1H44M12S</meta:editing-duration>
    <meta:editing-cycles>18</meta:editing-cycles>
    <meta:generator>LibreOffice/6.0.3.2$Linux_X86_64 LibreOffice_project/00m0$Build-2</meta:generator>
    <meta:document-statistic meta:table-count="1" meta:cell-count="1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60.3638">
                <text:p>460.3638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61.1264">
                <text:p>461.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65.5864">
                <text:p>465.5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73.2681">
                <text:p>473.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485.1456">
                <text:p>485.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485.918">
                <text:p>485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603638">
                <text:p>0.4603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11264">
                <text:p>0.4611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5864">
                <text:p>0.4655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32681">
                <text:p>0.4732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51456">
                <text:p>0.4851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5918">
                <text:p>0.485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39.6362">
                <text:p>139.6362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4.082">
                <text:p>114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87.5014">
                <text:p>187.501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82.8425">
                <text:p>182.8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81.481">
                <text:p>181.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76.7815">
                <text:p>176.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69.7518">
                <text:p>169.7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63.1807">
                <text:p>163.18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3cm" svg:width="12.39cm" svg:height="7.05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.55343110943">
                <text:p>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4.84322177847">
                <text:p>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4.96062138575">
                <text:p>4.9606213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4.97423296434">
                <text:p>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01183082416">
                <text:p>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04379032845">
                <text:p>5.043790328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39.6362">
                <text:p>139.6362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138.8736">
                <text:p>138.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134.4136">
                <text:p>134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126.7319">
                <text:p>126.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114.8544">
                <text:p>114.8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114.082">
                <text:p>114.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column-mapping="1 2" chart:style-name="ch1">
        <chart:title svg:x="6.915cm" svg:y="0.338cm" chart:style-name="ch2">
          <text:p>Power</text:p>
        </chart:title>
        <chart:legend svg:x="8.233cm" svg:y="6.308cm" style:legend-expansion="custom" chartooo:width="4.266cm" chartooo:height="1.007cm" style:legend-expansion-aspect-ratio="4.23634558093347" chart:style-name="ch3"/>
        <chart:plot-area chart:style-name="ch4" table:cell-range-address="Sheet1.I18:Sheet1.K23 Sheet1.J17:Sheet1.K17 Sheet1.L17:Sheet1.L23" chart:data-source-has-labels="row" svg:x="1.056cm" svg:y="0.879cm" svg:width="13.091cm" svg:height="8.394cm">
          <chartooo:coordinate-region svg:x="1.783cm" svg:y="1.039cm" svg:width="11.345cm" svg:height="7.666cm"/>
          <chart:axis chart:dimension="x" chart:name="primary-x" chart:style-name="ch5">
            <chart:title svg:x="6.578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5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43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primary-y" chart:style-name="ch12" chart:values-cell-range-address="Sheet1.L17:Sheet1.L23" chart:label-cell-address="Sheet1.L17:Sheet1.L17" chart:class="chart:scatter">
            <chart:domain table:cell-range-address="Sheet1.I17:Sheet1.I23"/>
            <chart:data-point chart:repeated="7"/>
          </chart:series>
          <chart:series chart:attached-axis="secondary-y" chart:style-name="ch13" chart:values-cell-range-address="Sheet1.K18:Sheet1.K23" chart:label-cell-address="Sheet1.K17:Sheet1.K17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Power Tot</text:p>
                <draw:g>
                  <svg:desc>Sheet1.L17:Sheet1.L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4.75325374962">
                <text:p>4.75325374962</text:p>
                <draw:g>
                  <svg:desc>Sheet1.J18:Sheet1.J23</svg:desc>
                </draw:g>
              </table:table-cell>
              <table:table-cell office:value-type="float" office:value="NaN">
                <text:p>NaN</text:p>
                <draw:g>
                  <svg:desc>Sheet1.I17:Sheet1.I23</svg:desc>
                </draw:g>
              </table:table-cell>
              <table:table-cell office:value-type="float" office:value="NaN">
                <text:p>NaN</text:p>
                <draw:g>
                  <svg:desc>Sheet1.L17:Sheet1.L23</svg:desc>
                </draw:g>
              </table:table-cell>
              <table:table-cell office:value-type="float" office:value="-0.199822640185">
                <text:p>-0.199822640185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5.03488321007">
                <text:p>5.03488321007</text:p>
              </table:table-cell>
              <table:table-cell office:value-type="float" office:value="10328">
                <text:p>10328</text:p>
              </table:table-cell>
              <table:table-cell office:value-type="float" office:value="4.55343110943">
                <text:p>4.55343110943</text:p>
              </table:table-cell>
              <table:table-cell office:value-type="float" office:value="-0.191661431595">
                <text:p>-0.191661431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5.15349730019">
                <text:p>5.15349730019</text:p>
              </table:table-cell>
              <table:table-cell office:value-type="float" office:value="25275">
                <text:p>25275</text:p>
              </table:table-cell>
              <table:table-cell office:value-type="float" office:value="4.84322177847">
                <text:p>4.84322177847</text:p>
              </table:table-cell>
              <table:table-cell office:value-type="float" office:value="-0.192875914447">
                <text:p>-0.192875914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5.15550098533">
                <text:p>5.15550098533</text:p>
              </table:table-cell>
              <table:table-cell office:value-type="float" office:value="44380">
                <text:p>44380</text:p>
              </table:table-cell>
              <table:table-cell office:value-type="float" office:value="4.96062138575">
                <text:p>4.96062138575</text:p>
              </table:table-cell>
              <table:table-cell office:value-type="float" office:value="-0.181268020992">
                <text:p>-0.181268020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5.18765542502">
                <text:p>5.18765542502</text:p>
              </table:table-cell>
              <table:table-cell office:value-type="float" office:value="66785">
                <text:p>66785</text:p>
              </table:table-cell>
              <table:table-cell office:value-type="float" office:value="4.97423296434">
                <text:p>4.97423296434</text:p>
              </table:table-cell>
              <table:table-cell office:value-type="float" office:value="-0.175824600862">
                <text:p>-0.175824600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5.21166908196">
                <text:p>5.21166908196</text:p>
              </table:table-cell>
              <table:table-cell office:value-type="float" office:value="124366">
                <text:p>124366</text:p>
              </table:table-cell>
              <table:table-cell office:value-type="float" office:value="5.01183082416">
                <text:p>5.01183082416</text:p>
              </table:table-cell>
              <table:table-cell office:value-type="float" office:value="-0.167878753512">
                <text:p>-0.167878753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76">
                <text:p>196676</text:p>
              </table:table-cell>
              <table:table-cell office:value-type="float" office:value="5.04379032845">
                <text:p>5.043790328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8cm" xlink:href=".." xlink:type="simple" chart:class="chart:scatter" chart:style-name="ch1">
        <chart:legend chart:legend-position="end" svg:x="12.387cm" svg:y="4.239cm" style:legend-expansion="high" chart:style-name="ch2"/>
        <chart:plot-area chart:style-name="ch3" table:cell-range-address="Sheet1.I27:Sheet1.I32 Sheet1.K26:Sheet1.K32" chart:data-source-has-labels="row" svg:x="0.15cm" svg:y="0.214cm" svg:width="11.744cm" svg:height="8.638cm">
          <chartooo:coordinate-region svg:x="0.891cm" svg:y="0.374cm" svg:width="10.26cm" svg:height="7.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7:Sheet1.K32" chart:label-cell-address="Sheet1.K26:Sheet1.K26" chart:class="chart:scatter">
            <chart:domain table:cell-range-address="Sheet1.I27:Sheet1.I3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T drop losses</text:p>
                <draw:g>
                  <svg:desc>Sheet1.K26:Sheet1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27:Sheet1.I32</svg:desc>
                </draw:g>
              </table:table-cell>
              <table:table-cell office:value-type="float" office:value="72.5157659234848">
                <text:p>72.5157659234848</text:p>
                <draw:g>
                  <svg:desc>Sheet1.K27:Sheet1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75">
                <text:p>25275</text:p>
              </table:table-cell>
              <table:table-cell office:value-type="float" office:value="60.5389197356061">
                <text:p>60.5389197356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0">
                <text:p>44380</text:p>
              </table:table-cell>
              <table:table-cell office:value-type="float" office:value="56.2127831881313">
                <text:p>56.2127831881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5">
                <text:p>66785</text:p>
              </table:table-cell>
              <table:table-cell office:value-type="float" office:value="51.1695564560606">
                <text:p>51.16955645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66">
                <text:p>124366</text:p>
              </table:table-cell>
              <table:table-cell office:value-type="float" office:value="43.1904155515152">
                <text:p>43.190415551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676">
                <text:p>196676</text:p>
              </table:table-cell>
              <table:table-cell office:value-type="float" office:value="35.8122573623737">
                <text:p>35.81225736237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